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7c18" officeooo:paragraph-rsid="00057c18" style:font-weight-asian="bold" style:font-weight-complex="bold"/>
    </style:style>
    <style:style style:name="P2" style:family="paragraph" style:parent-style-name="Standard" style:list-style-name="L1">
      <style:paragraph-properties fo:text-align="start" style:justify-single-word="false"/>
      <style:text-properties fo:font-weight="normal" officeooo:rsid="00057c18" officeooo:paragraph-rsid="00057c18" style:font-weight-asian="normal" style:font-weight-complex="normal"/>
    </style:style>
    <style:style style:name="T1" style:family="text">
      <style:text-properties officeooo:rsid="000762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 Ideas</text:p>
      <text:p text:style-name="P1"/>
      <text:list xml:id="list2749241995936721604" text:style-name="L1">
        <text:list-item>
          <text:p text:style-name="P2">The main character is just a random person who stumbles upon an item(and it gets bound to them) of great power and importance to the world.</text:p>
        </text:list-item>
        <text:list-item>
          <text:p text:style-name="P2">The character starts in their own house when a random good person breaks in to hide from bad people. The good person hides the great item somewhere so the bad people don’t get it. </text:p>
          <text:list>
            <text:list-item>
              <text:p text:style-name="P2">2 possibilities:</text:p>
              <text:list>
                <text:list-item>
                  <text:p text:style-name="P2">The main character grabs the item out of curiosity and then it gets activated and bound to them. The good person sees it happen and then has to save the main character and bring them to ‘The Five’(a group of leaders for the city).</text:p>
                </text:list-item>
                <text:list-item>
                  <text:p text:style-name="P2">The main character grabs the item and gets a ‘vision’ of what is about to happen to another city. <text:span text:style-name="T1">The vision can only be viewed once so the main character is valuable to the leaders.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8:36:04.883000000</meta:creation-date>
    <dc:date>2018-03-13T09:35:12.232000000</dc:date>
    <meta:editing-duration>PT14H38M47S</meta:editing-duration>
    <meta:editing-cycles>1</meta:editing-cycles>
    <meta:document-statistic meta:table-count="0" meta:image-count="0" meta:object-count="0" meta:page-count="1" meta:paragraph-count="6" meta:word-count="148" meta:character-count="764" meta:non-whitespace-character-count="625"/>
    <meta:generator>LibreOffice/5.2.5.1$Windows_x86 LibreOffice_project/0312e1a284a7d50ca85a365c316c7abbf20a4d22</meta:generator>
  </office:meta>
</office:document-meta>
</file>